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3pt" style:text-underline-style="solid" style:text-underline-width="auto" style:text-underline-color="font-color" fo:font-weight="bold" officeooo:rsid="0019f229" officeooo:paragraph-rsid="0019f229" style:font-size-asian="33pt" style:font-weight-asian="bold" style:font-size-complex="33pt" style:font-weight-complex="bold"/>
    </style:style>
    <style:style style:name="P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5pt" style:text-underline-style="solid" style:text-underline-width="auto" style:text-underline-color="font-color" fo:font-weight="bold" officeooo:rsid="0019f229" officeooo:paragraph-rsid="0019f229" style:font-size-asian="13.1000003814697pt" style:font-weight-asian="bold" style:font-size-complex="15pt" style:font-weight-complex="bold"/>
    </style:style>
    <style:style style:name="P3"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19f229" officeooo:paragraph-rsid="0019f229" style:font-size-asian="11.3500003814697pt" style:font-weight-asian="normal" style:font-size-complex="13pt" style:font-weight-complex="normal"/>
    </style:style>
    <style:style style:name="P4"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1d0cdd" officeooo:paragraph-rsid="001d0cdd" style:font-size-asian="11.3500003814697pt" style:font-weight-asian="normal" style:font-size-complex="13pt" style:font-weight-complex="normal"/>
    </style:style>
    <style:style style:name="P5"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0e08e" officeooo:paragraph-rsid="0020e08e" style:font-size-asian="11.3500003814697pt" style:font-weight-asian="normal" style:font-size-complex="13pt" style:font-weight-complex="normal"/>
    </style:style>
    <style:style style:name="P6"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1e2fc" officeooo:paragraph-rsid="0021e2fc" style:font-size-asian="11.3500003814697pt" style:font-weight-asian="normal" style:font-size-complex="13pt" style:font-weight-complex="normal"/>
    </style:style>
    <style:style style:name="P7"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4b625" officeooo:paragraph-rsid="0024b625" style:font-size-asian="13pt" style:font-weight-asian="normal" style:font-size-complex="13pt" style:font-weight-complex="normal"/>
    </style:style>
    <style:style style:name="P8"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5425e" officeooo:paragraph-rsid="0025425e" style:font-size-asian="13pt" style:font-weight-asian="normal" style:font-size-complex="13pt" style:font-weight-complex="normal"/>
    </style:style>
    <style:style style:name="P9" style:family="paragraph" style:parent-style-name="Standard">
      <loext:graphic-properties draw:fill="none"/>
      <style:paragraph-properties fo:margin-left="0.5in" fo:margin-right="0in" fo:text-indent="0in" style:auto-text-indent="false" fo:background-color="transparent"/>
      <style:text-properties fo:font-size="15pt" style:text-underline-style="none" fo:font-weight="bold" officeooo:rsid="0019f229" officeooo:paragraph-rsid="0019f229" style:font-size-asian="13.1000003814697pt" style:font-weight-asian="bold" style:font-size-complex="15pt" style:font-weight-complex="bold"/>
    </style:style>
    <style:style style:name="P10"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19f229" officeooo:paragraph-rsid="0019f229" style:font-size-asian="11.3500003814697pt" style:font-weight-asian="normal" style:font-size-complex="13pt" style:font-weight-complex="normal"/>
    </style:style>
    <style:style style:name="P11"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1d0cdd" officeooo:paragraph-rsid="001d0cdd" style:font-size-asian="11.3500003814697pt" style:font-weight-asian="normal" style:font-size-complex="13pt" style:font-weight-complex="normal"/>
    </style:style>
    <style:style style:name="P12"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1d3505" officeooo:paragraph-rsid="001f536b" style:font-size-asian="11.3500003814697pt" style:font-weight-asian="normal" style:font-size-complex="13pt" style:font-weight-complex="normal"/>
    </style:style>
    <style:style style:name="P13"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011df" officeooo:paragraph-rsid="002011df" style:font-size-asian="11.3500003814697pt" style:font-weight-asian="normal" style:font-size-complex="13pt" style:font-weight-complex="normal"/>
    </style:style>
    <style:style style:name="P14"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0e08e" officeooo:paragraph-rsid="0020e08e" style:font-size-asian="11.3500003814697pt" style:font-weight-asian="normal" style:font-size-complex="13pt" style:font-weight-complex="normal"/>
    </style:style>
    <style:style style:name="P15"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1e2fc" officeooo:paragraph-rsid="0021e2fc" style:font-size-asian="11.3500003814697pt" style:font-weight-asian="normal" style:font-size-complex="13pt" style:font-weight-complex="normal"/>
    </style:style>
    <style:style style:name="P16"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4b625" officeooo:paragraph-rsid="0024b625" style:font-size-asian="13pt" style:font-weight-asian="normal" style:font-size-complex="13pt" style:font-weight-complex="normal"/>
    </style:style>
    <style:style style:name="P17"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5425e" officeooo:paragraph-rsid="0025425e" style:font-size-asian="13pt" style:font-weight-asian="normal" style:font-size-complex="13pt" style:font-weight-complex="normal"/>
    </style:style>
    <style:style style:name="P18"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77240" officeooo:paragraph-rsid="00277240" style:font-size-asian="13pt" style:font-weight-asian="normal" style:font-size-complex="13pt" style:font-weight-complex="normal"/>
    </style:style>
    <style:style style:name="P19"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9351c" officeooo:paragraph-rsid="002bf4b4" style:font-size-asian="13pt" style:font-weight-asian="normal" style:font-size-complex="13pt" style:font-weight-complex="normal"/>
    </style:style>
    <style:style style:name="P20" style:family="paragraph" style:parent-style-name="Standard" style:master-page-name="">
      <loext:graphic-properties draw:fill="none"/>
      <style:paragraph-properties fo:margin-left="0.25in" fo:margin-right="0in" fo:text-indent="0in" style:auto-text-indent="false" style:page-number="auto" fo:background-color="transparent"/>
      <style:text-properties fo:font-size="15pt" style:text-underline-style="none" fo:font-weight="bold" officeooo:rsid="0019f229" officeooo:paragraph-rsid="0019f229" style:font-size-asian="13.1000003814697pt" style:font-weight-asian="bold" style:font-size-complex="15pt" style:font-weight-complex="bold"/>
    </style:style>
    <style:style style:name="P21"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1d0cdd" officeooo:paragraph-rsid="001d0cdd" style:font-size-asian="13.1000003814697pt" style:font-weight-asian="bold" style:font-size-complex="15pt" style:font-weight-complex="bold"/>
    </style:style>
    <style:style style:name="P22"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011df" officeooo:paragraph-rsid="002011df" style:font-size-asian="13.1000003814697pt" style:font-weight-asian="bold" style:font-size-complex="15pt" style:font-weight-complex="bold"/>
    </style:style>
    <style:style style:name="P23"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1e2fc" officeooo:paragraph-rsid="0021e2fc" style:font-size-asian="15pt" style:font-weight-asian="bold" style:font-size-complex="15pt" style:font-weight-complex="bold"/>
    </style:style>
    <style:style style:name="P24"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4b625" officeooo:paragraph-rsid="0024b625" style:font-size-asian="15pt" style:font-weight-asian="bold" style:font-size-complex="15pt" style:font-weight-complex="bold"/>
    </style:style>
    <style:style style:name="P25" style:family="paragraph" style:parent-style-name="Standard">
      <loext:graphic-properties draw:fill="none"/>
      <style:paragraph-properties fo:margin-left="0.25in" fo:margin-right="0in" fo:line-height="150%" fo:text-indent="0in" style:auto-text-indent="false" fo:background-color="transparent"/>
      <style:text-properties fo:font-size="15pt" style:text-underline-style="none" fo:font-weight="bold" officeooo:rsid="001d0cdd" officeooo:paragraph-rsid="001d0cdd" style:font-size-asian="13.1000003814697pt" style:font-weight-asian="bold" style:font-size-complex="15pt" style:font-weight-complex="bold"/>
    </style:style>
    <style:style style:name="P26" style:family="paragraph" style:parent-style-name="Standard">
      <loext:graphic-properties draw:fill="none"/>
      <style:paragraph-properties fo:margin-left="0.25in" fo:margin-right="0in" fo:line-height="150%" fo:text-indent="0in" style:auto-text-indent="false" fo:background-color="transparent"/>
      <style:text-properties fo:font-size="15pt" style:text-underline-style="none" fo:font-weight="bold" officeooo:rsid="002011df" officeooo:paragraph-rsid="002011df" style:font-size-asian="13.1000003814697pt" style:font-weight-asian="bold" style:font-size-complex="15pt" style:font-weight-complex="bold"/>
    </style:style>
    <style:style style:name="P27" style:family="paragraph" style:parent-style-name="Standard">
      <loext:graphic-properties draw:fill="none"/>
      <style:paragraph-properties fo:margin-left="0.25in" fo:margin-right="0in" fo:line-height="150%" fo:text-indent="0in" style:auto-text-indent="false" fo:background-color="transparent"/>
      <style:text-properties fo:font-size="15pt" style:text-underline-style="none" fo:font-weight="bold" officeooo:rsid="0024b625" officeooo:paragraph-rsid="0024b625" style:font-size-asian="15pt" style:font-weight-asian="bold" style:font-size-complex="15pt" style:font-weight-complex="bold"/>
    </style:style>
    <style:style style:name="P28" style:family="paragraph" style:parent-style-name="Standard">
      <loext:graphic-properties draw:fill="none"/>
      <style:paragraph-properties fo:margin-left="0.25in" fo:margin-right="0in" fo:line-height="150%" fo:text-indent="0in" style:auto-text-indent="false" fo:background-color="transparent"/>
      <style:text-properties fo:font-size="13pt" style:text-underline-style="none" fo:font-weight="bold" officeooo:rsid="0021e2fc" officeooo:paragraph-rsid="0021e2fc" style:font-size-asian="11.3500003814697pt" style:font-weight-asian="bold" style:font-size-complex="13pt" style:font-weight-complex="bold"/>
    </style:style>
    <style:style style:name="P29" style:family="paragraph" style:parent-style-name="Standard">
      <loext:graphic-properties draw:fill="none"/>
      <style:paragraph-properties fo:margin-left="0in" fo:margin-right="0in" fo:line-height="150%" fo:text-indent="0in" style:auto-text-indent="false" fo:background-color="transparent"/>
      <style:text-properties fo:font-size="13pt" style:text-underline-style="none" fo:font-weight="normal" officeooo:rsid="0019f229" officeooo:paragraph-rsid="0019f229" style:font-size-asian="11.3500003814697pt" style:font-weight-asian="normal" style:font-size-complex="13pt" style:font-weight-complex="normal"/>
    </style:style>
    <style:style style:name="P30"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d943c" officeooo:paragraph-rsid="002d943c" style:font-size-asian="13pt" style:font-weight-asian="normal" style:font-size-complex="13pt" style:font-weight-complex="normal"/>
    </style:style>
    <style:style style:name="P31" style:family="paragraph" style:parent-style-name="Standard">
      <loext:graphic-properties draw:fill="none"/>
      <style:paragraph-properties fo:margin-left="0.5in" fo:margin-right="0in" fo:line-height="150%" fo:text-indent="0in" style:auto-text-indent="false" fo:background-color="transparent"/>
      <style:text-properties fo:font-size="13pt" style:text-underline-style="none" fo:font-weight="normal" officeooo:rsid="0029351c" officeooo:paragraph-rsid="002d943c" style:font-size-asian="13pt" style:font-weight-asian="normal" style:font-size-complex="13pt" style:font-weight-complex="normal"/>
    </style:style>
    <style:style style:name="P32"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fo:font-size="13pt" style:text-underline-style="none" fo:font-weight="normal" officeooo:rsid="002e5692" officeooo:paragraph-rsid="002e5692" style:font-size-asian="13pt" style:font-weight-asian="normal" style:font-size-complex="13pt" style:font-weight-complex="normal"/>
    </style:style>
    <style:style style:name="P33"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3pt" style:text-underline-style="none" fo:font-weight="normal" officeooo:rsid="002d943c" officeooo:paragraph-rsid="002d943c" style:font-size-asian="13pt" style:font-weight-asian="normal" style:font-size-complex="13pt" style:font-weight-complex="normal"/>
    </style:style>
    <style:style style:name="P34"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fo:font-size="15pt" style:text-underline-style="none" fo:font-weight="bold" officeooo:rsid="002e5692" officeooo:paragraph-rsid="002e5692" style:font-size-asian="15pt" style:font-weight-asian="bold" style:font-size-complex="15pt" style:font-weight-complex="bold"/>
    </style:style>
    <style:style style:name="T1" style:family="text">
      <style:text-properties officeooo:rsid="001bb031"/>
    </style:style>
    <style:style style:name="T2" style:family="text">
      <style:text-properties officeooo:rsid="001d3505"/>
    </style:style>
    <style:style style:name="T3" style:family="text">
      <style:text-properties officeooo:rsid="001ddf6c"/>
    </style:style>
    <style:style style:name="T4" style:family="text">
      <style:text-properties officeooo:rsid="001f536b"/>
    </style:style>
    <style:style style:name="T5" style:family="text">
      <style:text-properties officeooo:rsid="0020e08e"/>
    </style:style>
    <style:style style:name="T6" style:family="text">
      <style:text-properties officeooo:rsid="0021e2fc"/>
    </style:style>
    <style:style style:name="T7" style:family="text">
      <style:text-properties officeooo:rsid="0022dc3c"/>
    </style:style>
    <style:style style:name="T8" style:family="text">
      <style:text-properties officeooo:rsid="0025425e"/>
    </style:style>
    <style:style style:name="T9" style:family="text">
      <style:text-properties officeooo:rsid="0026fd6c"/>
    </style:style>
    <style:style style:name="T10" style:family="text">
      <style:text-properties officeooo:rsid="002a3622"/>
    </style:style>
    <style:style style:name="T11" style:family="text">
      <style:text-properties officeooo:rsid="002d943c"/>
    </style:style>
    <style:style style:name="T12" style:family="text">
      <style:text-properties officeooo:rsid="00303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ject Milestone Report</text:p>
      <text:p text:style-name="P1"/>
      <text:p text:style-name="P2"/>
      <text:p text:style-name="P20">Dataset</text:p>
      <text:p text:style-name="P9"/>
      <text:p text:style-name="P3">I use a dataset <text:span text:style-name="T1">about a government survey conducted in 9 Indian states. The questioned people are members of households in which somebody recently died. They were asked about this deceased person. Each observation (row) represents one deceased person and information about him and his household. It is important to note that this dataset describes the deceased person exactly at the time they deceased. Initially the dataset contained about 770’000 rows and exactly 121 columns.</text:span></text:p>
      <text:p text:style-name="P10"/>
      <text:p text:style-name="P29"/>
      <text:p text:style-name="P21">Initial Problem</text:p>
      <text:p text:style-name="P25"/>
      <text:p text:style-name="P4">Initially the goal of this project was to build a model that can be used to predict the age of an individual in one of those 9 Indian states will die. While advancing in making this capstone project it turned out that th<text:span text:style-name="T2">is dataset is not suitable for answering such a question.</text:span></text:p>
      <text:p text:style-name="P11"/>
      <text:p text:style-name="P12">At the time I had the initial idea for this project I oversaw that in order to predict the age of a given individual of age x, one must train a dataset describing the age individuals died and how the individuals were at either a random age or at age x. <text:span text:style-name="T3">Unfortunately the</text:span> dataset <text:span text:style-name="T3">I use does not correspond to that condition. It does contain the age each individual died, but it describes individuals at the time they died, not at the time they had either a random age or age x. </text:span></text:p>
      <text:p text:style-name="P12"/>
      <text:p text:style-name="P12"><text:span text:style-name="T4">An example: My dataset can be used to predict how old a person that recently died was, but it can not be used to predict the age a now let’s say 30 year old woman will die. A </text:span><text:soft-page-break/><text:span text:style-name="T4">person in the ‘widow’ category in my dataset died most likely at an old age because she was already a widow. On average, somebody who died as a widow is significantly older than somebody who died married or not yet married. A living 30 year old women (in India) that is already a widow on the other hand most likely has a lower life expectancy than a married or not yet married 30 year old woman. With another word: It doesn’t work to train to a dataset of dead people and predict the age a living person will die with the same model.</text:span></text:p>
      <text:p text:style-name="P12"/>
      <text:p text:style-name="P13">As I didn’t find a better dataset for this problem I decided to use the same dataset but to modify the problem <text:span text:style-name="T5">which I’ll describe in the next chapter.</text:span></text:p>
      <text:p text:style-name="P13"/>
      <text:p text:style-name="P13"/>
      <text:p text:style-name="P22">Final Problem</text:p>
      <text:p text:style-name="P26"/>
      <text:p text:style-name="P5">The new and final goal of this capstone project is to build a model that predicts the age of a person that dies in a given household. It can also be used to predict the age of <text:span text:style-name="T6">death of</text:span> a person of a given household that will die in the future. <text:span text:style-name="T6">A condition for that is that the household does not change and that the person does not change the household (Such a change is not common in India anyways unless it’s a woman that marries, in which case the change is usually to a very similar household).</text:span> The model can not take into account how the Indian society <text:span text:style-name="T6">changes as a whole.</text:span></text:p>
      <text:p text:style-name="P14"/>
      <text:p text:style-name="P14"/>
      <text:p text:style-name="P23">Client</text:p>
      <text:p text:style-name="P28"/>
      <text:p text:style-name="P6">The client is a fictional Indian government agency that aims at increasing the life expectancy of Indians in the 9 states it is active (<text:span text:style-name="T7">t</text:span>he same states that are in the <text:span text:style-name="T7">dataset</text:span>). <text:span text:style-name="T7">The name of the agency is Life Expectancy Unit. This agency wants to use my model to identify households with especially low life expectancies in order to make further research about such households and in order to change those households in such a way </text:span><text:soft-page-break/><text:span text:style-name="T7">that the expected life expectancies of the members of those households change. Furthermore the agency hopes that during training this model new insights into factors influencing the expected life expectancy of members of a household are gained.</text:span></text:p>
      <text:p text:style-name="P15"/>
      <text:p text:style-name="P15"/>
      <text:p text:style-name="P24">Data Cleaning</text:p>
      <text:p text:style-name="P27"/>
      <text:p text:style-name="P7">The first and most important step of cleaning was to ensure that each row contains the dependent variable ‘lifetime’ which describes at which age the deceased died. In some cases there was not enough information to compute ‘lifetime’ or the information was obviously faulty, so I had to delete those rows. In other cases, <text:span text:style-name="T8">there was not enough information to calculate ‘lifetime’ precisely to the day. In those cases I decided not to delete those rows, but to calculate ‘lifetime’ as precisely as possible (but at least to the year). The reason for that is that the model in the end will not be very precise anyways, as there are many more factors influencing the age of death of somebody than just the household he or she lives in.</text:span></text:p>
      <text:p text:style-name="P16"/>
      <text:p text:style-name="P8">Another part of the cleaning process was to delete any columns that are not helpful for the model I am to build. Such columns are for example columns that describe the individual deceased and not the household he lived in. An example for such a column is if the person is smoking or drinking alcohol. Other columns that may be columns about the individuals on the first view <text:span text:style-name="T9">I didn’t delete, because they are in fact not only describing the individual but the household as well. An example for such a row would be for example ‘religion’, as an individuals religion is almost always the religion of the household he lives in as well.</text:span> </text:p>
      <text:p text:style-name="P17"/>
      <text:p text:style-name="P18">Furthermore I had to delete columns that have no useful information , but just codes, names or serial numbers. Some columns do not have a clear meaning and I wasn’t able to find out what they are about, I deleted all such rows.</text:p>
      <text:p text:style-name="P18"/>
      <text:p text:style-name="P19"><text:soft-page-break/><text:span text:style-name="T11">Next</text:span> I deleted rows and columns in order to ensure that there are no None values in the final dataset. I did that by iterating over plotting None proportions of columns, deleting columns with a high proportion of <text:span text:style-name="T10">None values and plotting the distribution of the number of None values of rows. Finally I had had a distribution of None values of rows that allowed me to delete all rows that still contained None values without loosing too many rows.</text:span></text:p>
      <text:p text:style-name="P19"/>
      <text:p text:style-name="P30">In the initial dataset, the values of the categorical variables were represented by integers instead of strings describing the meaning of the category. For that reason I loaded the file describing the dataset and used it to change the categorical columns values to strings describing the category.</text:p>
      <text:p text:style-name="P31"/>
      <text:p text:style-name="P31"/>
      <text:p text:style-name="P34">Initial findings</text:p>
      <text:p text:style-name="P33"/>
      <text:p text:style-name="P32">After the cleaning process, 33 columns and about 715’000 rows are left. Of the 33 columns, only one column is discrete. All other columns are categorical. <text:span text:style-name="T12">The discrete value describes the number of rooms in the dwelling. It turns out that there only is a weak correlation between the number of rooms and the ‘lifetime’ column, but the correlation is statistically very significant. Furthermore, within all categorical variables there are statistically significant differences in ‘life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44:18.559035139</meta:creation-date>
    <dc:date>2019-01-04T01:13:59.415420887</dc:date>
    <meta:editing-duration>PT21M22S</meta:editing-duration>
    <meta:editing-cycles>4</meta:editing-cycles>
    <meta:generator>LibreOffice/5.1.6.2$Linux_X86_64 LibreOffice_project/10m0$Build-2</meta:generator>
    <meta:document-statistic meta:table-count="0" meta:image-count="0" meta:object-count="0" meta:page-count="4" meta:paragraph-count="20" meta:word-count="1117" meta:character-count="6272" meta:non-whitespace-character-count="5173"/>
  </office:meta>
</office:document-meta>
</file>